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8_2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avid H. Wittenberg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November 6, 1895</text:p>
      <text:p text:style-name="P2">Month<text:tab/><text:tab/><text:tab/><text:tab/><text:tab/><text:tab/>November</text:p>
      <text:p text:style-name="P2">Year<text:tab/><text:tab/><text:tab/><text:tab/><text:tab/><text:tab/>1895</text:p>
      <text:p text:style-name="P2">Hebrew Date<text:tab/><text:tab/><text:tab/><text:tab/><text:tab/></text:p>
      <text:p text:style-name="P2">Undated</text:p>
      <text:p text:style-name="P2">City<text:tab/><text:tab/><text:tab/><text:tab/><text:tab/><text:tab/>Buffalo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<text:tab/>rk<text:tab/><text:tab/><text:tab/><text:tab/><text:tab/>Y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Envelope]</text:p>
      <text:p text:style-name="P5">From Rev. D. H. Wittenberg/</text:p>
      <text:p text:style-name="P5">297 E. Eagle St./</text:p>
      <text:p text:style-name="P5"><text:tab/>Buffalo N. Y./</text:p>
      <text:p text:style-name="P6">Rev. Dr. S. Morais/</text:p>
      <text:p text:style-name="P6">546 N. 5<text:span text:style-name="T2">th</text:span><text:span text:style-name="T3"> St./</text:span></text:p>
      <text:p text:style-name="P6"><text:span text:style-name="T3">Philadelphia/</text:span></text:p>
      <text:p text:style-name="P6"><text:span text:style-name="T3">Pa./</text:span></text:p>
      <text:p text:style-name="P6"><text:span text:style-name="T3"/></text:p>
      <text:p text:style-name="P5"><text:span text:style-name="T3">[Page 1]</text:span></text:p>
      <text:p text:style-name="P6"><text:span text:style-name="T3">297 E. Eagle St./</text:span></text:p>
      <text:p text:style-name="P6"><text:span text:style-name="T3">Buffalo Nov. 6</text:span><text:span text:style-name="T4">th</text:span><text:span text:style-name="T5">[/ inserted by author]95./</text:span></text:p>
      <text:p text:style-name="P5"><text:span text:style-name="T5">Rev. Dr. S. Morais./</text:span></text:p>
      <text:p text:style-name="P5"><text:span text:style-name="T5"><text:tab/>Dear Teacher and Friend:/</text:span></text:p>
      <text:p text:style-name="P5"><text:soft-page-break/><text:span text:style-name="T5"><text:tab/><text:tab/>Your kind letter/ received. <text:s/>And am glad to see that/ you still take an interest in my/ wellfare[sic!]./</text:span></text:p>
      <text:p text:style-name="P5"><text:span text:style-name="T5"><text:tab/>You may believe me the J. T. S./ will always find a warm place in/ my heart, no matter how I may be/ situated. <text:s/>Last Sunday the/ Buffalo Branch of the Jewish/ Theological Seminary met and/ the following officers were/ permanently elected./</text:span></text:p>
      <text:p text:style-name="P5"><text:span text:style-name="T5"/></text:p>
      <text:p text:style-name="P5"><text:span text:style-name="T5">[Page 2]</text:span></text:p>
      <text:p text:style-name="P5"><text:span text:style-name="T5">Pres. Aaron Meyers./</text:span></text:p>
      <text:p text:style-name="P5"><text:span text:style-name="T5">Vice Pres. Rev. David H. Wittenberg./</text:span></text:p>
      <text:p text:style-name="P5"><text:span text:style-name="T5">Treas. Wolf Bergman/</text:span></text:p>
      <text:p text:style-name="P5"><text:span text:style-name="T5">Sec. Moses Cohen./</text:span></text:p>
      <text:p text:style-name="P5"><text:span text:style-name="T5">Yesterday I collected $4000 for the/ Seminary. <text:s/>By the first of next month/ I expect to collect about $300</text:span><text:span text:style-name="T4">00</text:span><text:span text:style-name="T5"> the/ annual subscription./</text:span></text:p>
      <text:p text:style-name="P5"><text:span text:style-name="T5"><text:tab/>Kindly see that the English Diploma/ be forwarded to me, as soon as/ possible, as every one here asks me/ for it./ <text:s/>Hoping you are well/ I remain/ your pupil and friend/ David H. Wittenber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3:27:44.38</meta:creation-date>
    <dc:date>2012-01-04T13:39:47.51</dc:date>
    <dc:creator>Penn Libraries</dc:creator>
    <meta:editing-duration>PT00H12M0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2" meta:word-count="345" meta:character-count="2279"/>
  </office:meta>
</office:document-meta>
</file>